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9f575"/>
    </style:style>
    <style:style style:name="P7" style:family="paragraph" style:parent-style-name="Standard" style:list-style-name="L1">
      <style:text-properties officeooo:paragraph-rsid="0029f575"/>
    </style:style>
    <style:style style:name="P8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0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19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0" style:family="paragraph" style:parent-style-name="Standard" style:list-style-name="L10">
      <style:text-properties style:font-name="DejaVu Sans Condensed1" fo:font-size="12pt" officeooo:rsid="003622bf" officeooo:paragraph-rsid="003622bf" style:font-size-asian="12pt" style:font-size-complex="12pt"/>
    </style:style>
    <style:style style:name="P21" style:family="paragraph" style:parent-style-name="Standard" style:list-style-name="L10">
      <style:text-properties style:font-name="DejaVu Sans Condensed1" fo:font-size="12pt" officeooo:rsid="003bb582" officeooo:paragraph-rsid="00387a31" style:font-size-asian="12pt" style:font-size-complex="12pt"/>
    </style:style>
    <style:style style:name="P22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3b750e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officeooo:paragraph-rsid="0037e9b8"/>
    </style:style>
    <style:style style:name="P25" style:family="paragraph" style:parent-style-name="Standard" style:list-style-name="L7">
      <style:text-properties officeooo:paragraph-rsid="0029f575"/>
    </style:style>
    <style:style style:name="P26" style:family="paragraph" style:parent-style-name="Standard" style:list-style-name="L8">
      <style:text-properties officeooo:paragraph-rsid="0029f575"/>
    </style:style>
    <style:style style:name="P27" style:family="paragraph" style:parent-style-name="Standard" style:list-style-name="L10">
      <style:text-properties officeooo:paragraph-rsid="0029f575"/>
    </style:style>
    <style:style style:name="P28" style:family="paragraph" style:parent-style-name="Standard" style:list-style-name="L12">
      <style:text-properties officeooo:paragraph-rsid="00345f3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30" style:family="paragraph" style:parent-style-name="Standard" style:list-style-name="L14">
      <style:text-properties officeooo:paragraph-rsid="0029f575"/>
    </style:style>
    <style:style style:name="P31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b750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b750e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officeooo:rsid="001e18cf" style:font-size-asian="12pt" style:font-size-complex="12pt"/>
    </style:style>
    <style:style style:name="T17" style:family="text">
      <style:text-properties style:font-name="DejaVu Sans Condensed1" fo:font-size="12pt" officeooo:rsid="00148c7a" style:font-size-asian="12pt" style:font-size-complex="12pt"/>
    </style:style>
    <style:style style:name="T18" style:family="text">
      <style:text-properties style:font-name="DejaVu Sans Condensed1" fo:font-size="12pt" officeooo:rsid="002280bb" style:font-size-asian="12pt" style:font-size-complex="12pt"/>
    </style:style>
    <style:style style:name="T19" style:family="text">
      <style:text-properties style:font-name="DejaVu Sans Condensed1" fo:font-size="12pt" officeooo:rsid="00232784" style:font-size-asian="12pt" style:font-size-complex="12pt"/>
    </style:style>
    <style:style style:name="T20" style:family="text">
      <style:text-properties style:font-name="DejaVu Sans Condensed1" fo:font-size="12pt" officeooo:rsid="0018178b" style:font-size-asian="12pt" style:font-size-complex="12pt"/>
    </style:style>
    <style:style style:name="T21" style:family="text">
      <style:text-properties style:font-name="DejaVu Sans Condensed1" fo:font-size="12pt" officeooo:rsid="00335fcc" style:font-size-asian="12pt" style:font-size-complex="12pt"/>
    </style:style>
    <style:style style:name="T22" style:family="text">
      <style:text-properties style:font-name="DejaVu Sans Condensed1" fo:font-size="12pt" officeooo:rsid="0020acb9" style:font-size-asian="12pt" style:font-size-complex="12pt"/>
    </style:style>
    <style:style style:name="T23" style:family="text">
      <style:text-properties style:font-name="DejaVu Sans Condensed1" fo:font-size="12pt" officeooo:rsid="0035d5ea" style:font-size-asian="12pt" style:font-size-complex="12pt"/>
    </style:style>
    <style:style style:name="T24" style:family="text">
      <style:text-properties style:font-name="DejaVu Sans Condensed1" fo:font-size="12pt" officeooo:rsid="003622bf" style:font-size-asian="12pt" style:font-size-complex="12pt"/>
    </style:style>
    <style:style style:name="T25" style:family="text">
      <style:text-properties style:font-name="DejaVu Sans Condensed1" fo:font-size="12pt" officeooo:rsid="00379caf" style:font-size-asian="12pt" style:font-size-complex="12pt"/>
    </style:style>
    <style:style style:name="T26" style:family="text">
      <style:text-properties style:font-name="DejaVu Sans Condensed1" fo:font-size="12pt" officeooo:rsid="0037e9b8" style:font-size-asian="12pt" style:font-size-complex="12pt"/>
    </style:style>
    <style:style style:name="T27" style:family="text">
      <style:text-properties style:font-name="DejaVu Sans Condensed1" fo:font-size="12pt" officeooo:rsid="00390749" style:font-size-asian="12pt" style:font-size-complex="12pt"/>
    </style:style>
    <style:style style:name="T28" style:family="text">
      <style:text-properties officeooo:rsid="001ead95"/>
    </style:style>
    <style:style style:name="T29" style:family="text">
      <style:text-properties officeooo:rsid="00232784"/>
    </style:style>
    <style:style style:name="T30" style:family="text">
      <style:text-properties officeooo:rsid="0029e3fc"/>
    </style:style>
    <style:style style:name="T31" style:family="text">
      <style:text-properties officeooo:rsid="002b8cb2"/>
    </style:style>
    <style:style style:name="T32" style:family="text">
      <style:text-properties officeooo:rsid="003089e0"/>
    </style:style>
    <style:style style:name="T33" style:family="text">
      <style:text-properties officeooo:rsid="00335fcc"/>
    </style:style>
    <style:style style:name="T34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5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38" style:family="text">
      <style:text-properties officeooo:rsid="0035d5ea"/>
    </style:style>
    <style:style style:name="T39" style:family="text">
      <style:text-properties officeooo:rsid="003622bf"/>
    </style:style>
    <style:style style:name="T40" style:family="text">
      <style:text-properties officeooo:rsid="0037e635"/>
    </style:style>
    <style:style style:name="T41" style:family="text">
      <style:text-properties officeooo:rsid="0039f8b3"/>
    </style:style>
    <style:style style:name="T4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42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3"><text:span text:style-name="T40">1</text:span><text:span text:style-name="T41">0</text:span><text:span text:style-name="T28">2 - </text:span><text:span text:style-name="T40">Controls - </text:span>Throttle <text:span text:style-name="T1">Grip</text:span></text:p>
      <text:p text:style-name="P5">U=Up, D=Down, F=Forward, B=Backward, L=Left, R=Right, P=Press, S-*=Shift-<text:span text:style-name="T10">*</text:span>, L-*=Long-<text:span text:style-name="T10">*</text:span></text:p>
      <text:p text:style-name="P5"/>
      <text:p text:style-name="P6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text:style-name="L1">
        <text:list-item>
          <text:p text:style-name="P7"><text:span text:style-name="T18">U: </text:span><text:span text:style-name="T19">ECM toggle on/off</text:span><text:span text:style-name="T27"> (if ECM pods equipped)</text:span></text:p>
        </text:list-item>
        <text:list-item>
          <text:p text:style-name="P8">D: --</text:p>
        </text:list-item>
        <text:list-item>
          <text:p text:style-name="P7"><text:span text:style-name="T17">F: </text:span><text:span text:style-name="T19">Chaff</text:span></text:p>
        </text:list-item>
        <text:list-item>
          <text:p text:style-name="P7"><text:span text:style-name="T17">B: </text:span><text:span text:style-name="T19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text:style-name="L2">
        <text:list-item>
          <text:p text:style-name="P24"><text:span text:style-name="T16">F</text:span><text:span text:style-name="T17">: </text:span><text:span text:style-name="T25">Display Zoom In (</text:span><text:span text:style-name="T26">z</text:span><text:span text:style-name="T25">ooms the MFD)</text:span></text:p>
        </text:list-item>
        <text:list-item>
          <text:p text:style-name="P24"><text:span text:style-name="T26">B: </text:span><text:span text:style-name="T25">Display Zoom Out (</text:span><text:span text:style-name="T26">z</text:span><text:span text:style-name="T25">ooms the MFD)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text:style-name="L3">
        <text:list-item>
          <text:p text:style-name="P9">U: (SRS radio 1 PTT)</text:p>
        </text:list-item>
        <text:list-item>
          <text:p text:style-name="P9">D: (SRS radio 2 PTT)</text:p>
        </text:list-item>
        <text:list-item>
          <text:p text:style-name="P12">F: (SRS radio 3 PTT)</text:p>
        </text:list-item>
        <text:list-item>
          <text:p text:style-name="P13"><text:span text:style-name="T32">B</text:span>: Receive mode cycle (toggles incoming radio calls: player only, player + awacs, player + all)</text:p>
        </text:list-item>
      </text:list>
      <text:p text:style-name="P4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14">F: Extend speedbrakes <text:span text:style-name="T29">(single press fully extends)</text:span>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5">P: --</text:p>
        </text:list-item>
      </text:list>
      <text:p text:style-name="P4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10">P: --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5"><text:span text:style-name="T17">P: </text:span><text:span text:style-name="T19">Engine start</text:span></text:p>
        </text:list-item>
        <text:list-item>
          <text:p text:style-name="P25"><text:span text:style-name="T17">S-P: </text:span><text:span text:style-name="T19">Engine stop</text:span></text:p>
        </text:list-item>
      </text:list>
      <text:p text:style-name="P2"><text:span text:style-name="T2">M</text:span><text:span text:style-name="T9">inistick -- TDC</text:span></text:p>
      <text:list text:style-name="L8">
        <text:list-item>
          <text:p text:style-name="P26"><text:span text:style-name="T20">Axes: </text:span><text:span text:style-name="T24">TDC slew</text:span></text:p>
        </text:list-item>
      </text:list>
      <text:list text:style-name="L9">
        <text:list-item>
          <text:p text:style-name="P16">P: <text:span text:style-name="T30">Lock target</text:span></text:p>
        </text:list-item>
        <text:list-item>
          <text:p text:style-name="P19">S-P: <text:span text:style-name="T39">Return to Search (u</text:span>nlock target<text:span text:style-name="T39">)</text:span>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text:style-name="L10">
        <text:list-item>
          <text:p text:style-name="P27"><text:span text:style-name="T17">U/D/</text:span><text:span text:style-name="T24">L/R</text:span><text:span text:style-name="T17">: </text:span><text:span text:style-name="T24">Scan zone up/down/left/right</text:span></text:p>
        </text:list-item>
        <text:list-item>
          <text:p text:style-name="P27"><text:span text:style-name="T22">P: </text:span><text:span text:style-name="T24">Radar RWS/TWS mode selected</text:span></text:p>
        </text:list-item>
        <text:list-item>
          <text:p text:style-name="P20">S-P: Radar pulse repetition frequency select</text:p>
        </text:list-item>
        <text:list-item>
          <text:p text:style-name="P21">S-U: Predicted target range increase</text:p>
        </text:list-item>
        <text:list-item>
          <text:p text:style-name="P21">S-D: Predicted target range decrease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7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8"><text:span text:style-name="T35">U: </text:span><text:span text:style-name="T36">Toggle Radar</text:span><text:span text:style-name="T37"> on/off</text:span></text:p>
        </text:list-item>
        <text:list-item>
          <text:p text:style-name="P29">D: <text:span text:style-name="T31">Toggle </text:span><text:span text:style-name="T39">EO sensor</text:span><text:span text:style-name="T31"> on/off</text:span></text:p>
        </text:list-item>
        <text:list-item>
          <text:p text:style-name="P18">P: <text:span text:style-name="T34">--</text:span></text:p>
        </text:list-item>
      </text:list>
      <text:p text:style-name="P1"><text:span text:style-name="T2">P</text:span>inky <text:span text:style-name="T11">B</text:span>utton</text:p>
      <text:list text:style-name="L13">
        <text:list-item>
          <text:p text:style-name="P11">P: --</text:p>
        </text:list-item>
      </text:list>
      <text:p text:style-name="P1">Pinky <text:span text:style-name="T11">W</text:span>heel</text:p>
      <text:list text:style-name="L14">
        <text:list-item>
          <text:p text:style-name="P30"><text:span text:style-name="T16">F/B</text:span><text:span text:style-name="T17">: --</text:span></text:p>
        </text:list-item>
        <text:list-item>
          <text:p text:style-name="P30"><text:span text:style-name="T17">P: </text:span><text:span text:style-name="T21">Navigation lights </text:span><text:span text:style-name="T23">(cycles On/Flashing/Off)</text:span></text:p>
        </text:list-item>
        <text:list-item>
          <text:p text:style-name="P22">S-P: <text:span text:style-name="T33">Gear light near/far/off </text:span><text:span text:style-name="T38">(takes a couple seconds for the lights to deploy)</text:span></text:p>
        </text:list-item>
        <text:list-item>
          <text:p text:style-name="P31">S-F/S-B: HUD brightness increase/decreas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43M56S</meta:editing-duration>
    <meta:editing-cycles>46</meta:editing-cycles>
    <meta:generator>LibreOffice/7.5.2.2$Windows_X86_64 LibreOffice_project/53bb9681a964705cf672590721dbc85eb4d0c3a2</meta:generator>
    <dc:date>2024-03-30T21:55:36.164000000</dc:date>
    <meta:document-statistic meta:table-count="1" meta:image-count="1" meta:object-count="0" meta:page-count="1" meta:paragraph-count="54" meta:word-count="265" meta:character-count="1363" meta:non-whitespace-character-count="1185"/>
  </office:meta>
</office:document-meta>
</file>